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Ultrafine_20_2_20_Dots_20_3_20_Dashes" svg:stroke-color="#000000" draw:marker-end="Arrowheads_20_1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stroke="solid" svg:stroke-color="#808080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5cm" draw:shadow-offset-x="0.203cm" draw:shadow-offset-y="0.203cm" draw:shadow-opacity="100%"/>
    </style:style>
    <style:style style:name="gr6" style:family="graphic" style:parent-style-name="standard">
      <style:graphic-properties draw:stroke="solid" draw:stroke-dash="Ultrafine_20_2_20_Dots_20_3_20_Dashes" svg:stroke-color="#000000" draw:marker-start="Arrowheads_20_1" draw:marker-start-width="0.3cm" draw:textarea-vertical-align="middle"/>
    </style:style>
    <style:style style:name="gr7" style:family="graphic" style:parent-style-name="objectwithoutfill">
      <style:graphic-properties draw:stroke="solid" svg:stroke-color="#000000" draw:marker-end="Arrowheads_20_1" draw:marker-end-width="0.3cm" draw:fill="none" draw:textarea-vertical-align="middle"/>
    </style:style>
    <style:style style:name="gr8" style:family="graphic" style:parent-style-name="standard">
      <style:graphic-properties draw:stroke="dash" draw:stroke-dash="Ultrafine_20_Dashed" svg:stroke-color="#000000" draw:marker-start="Arrowheads_20_1" draw:marker-start-width="0.3cm" draw:textarea-vertical-align="middle"/>
    </style:style>
    <style:style style:name="gr9" style:family="graphic" style:parent-style-name="standard">
      <style:graphic-properties draw:stroke="solid" svg:stroke-color="#c0c0c0" draw:opacity="0%" draw:fill-image-width="0cm" draw:fill-image-height="0cm" draw:textarea-vertical-align="middle" draw:shadow-opacity="0%"/>
    </style:style>
    <style:style style:name="gr10" style:family="graphic" style:parent-style-name="standard">
      <style:graphic-properties draw:stroke="solid" svg:stroke-color="#000000" draw:marker-start="Arrowheads_20_1" draw:marker-start-width="0.3cm" draw:textarea-vertical-align="middle"/>
    </style:style>
    <style:style style:name="gr11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008cm" fo:padding-top="0.125cm" fo:padding-bottom="0.125cm" fo:padding-left="0.25cm" fo:padding-right="0.25cm"/>
    </style:style>
    <style:style style:name="gr12" style:family="graphic" style:parent-style-name="objectwithoutfill">
      <style:graphic-properties draw:stroke="dash" draw:stroke-dash="Ultrafine_20_Dashed" svg:stroke-color="#000000" draw:marker-start="Arrowheads_20_2" draw:marker-end="" draw:marker-end-width="0.3cm" draw:fill="none" draw:textarea-vertical-align="middle"/>
    </style:style>
    <style:style style:name="gr13" style:family="graphic" style:parent-style-name="standard">
      <style:graphic-properties draw:stroke="dash" draw:stroke-dash="Ultrafine_20_Dashed" svg:stroke-color="#000000" draw:marker-start="" draw:marker-start-width="0.3cm" draw:marker-end="Arrow" draw:textarea-vertical-align="middle"/>
    </style:style>
    <style:style style:name="gr14" style:family="graphic" style:parent-style-name="objectwithoutfill">
      <style:graphic-properties draw:stroke="solid" draw:stroke-dash="Ultrafine_20_Dashed" svg:stroke-color="#333333" draw:marker-end="Arrowheads_20_1" draw:marker-end-width="0.3cm" draw:fill="none" draw:textarea-vertical-align="middle"/>
    </style:style>
    <style:style style:name="gr15" style:family="graphic" style:parent-style-name="standard">
      <style:graphic-properties draw:stroke="solid" draw:stroke-dash="Ultrafine_20_Dashed" svg:stroke-color="#333333" draw:marker-start="Arrowheads_20_1" draw:marker-start-width="0.3cm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646cm"/>
    </style:style>
    <style:style style:name="gr17" style:family="graphic" style:parent-style-name="standard">
      <style:graphic-properties draw:stroke="none" svg:stroke-color="#000000" draw:fill="none" draw:fill-color="#ffffff" fo:min-height="0.415cm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svg:stroke-color="#000000" draw:opacity="0%" draw:fill-image-width="0cm" draw:fill-image-height="0cm" draw:textarea-vertical-align="middle" draw:shadow-opacity="0%"/>
    </style:style>
    <style:style style:name="gr21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376cm" draw:shadow-offset-x="0.203cm" draw:shadow-offset-y="0.203cm" draw:shadow-opacity="100%"/>
    </style:style>
    <style:style style:name="gr22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2.44cm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" style:family="paragraph">
      <style:text-properties fo:color="#000000" fo:font-size="8pt" fo:text-shadow="none" style:text-underline-style="none" style:font-size-asian="8pt" style:font-size-complex="8pt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paragraph-properties fo:line-height="150%" fo:text-align="center"/>
    </style:style>
    <style:style style:name="P9" style:family="paragraph">
      <style:paragraph-properties fo:line-height="150%" fo:text-align="center"/>
      <style:text-properties fo:font-size="12pt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fo:font-size="8pt" fo:text-shadow="none" style:text-underline-style="none" style:font-size-asian="8pt" style:font-size-complex="8pt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Arial" style:font-family-generic-asian="roman" style:font-pitch-asian="variable" style:font-size-asian="8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0pt" fo:font-style="italic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italic" style:font-weight-asian="normal" style:font-family-complex="Mangal" style:font-family-generic-complex="system" style:font-pitch-complex="variable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Arial" style:font-family-generic="roman" style:font-pitch="variable" fo:font-size="9pt" style:font-family-asian="Arial" style:font-family-generic-asian="roman" style:font-pitch-asian="variable" style:font-size-asian="9pt" style:font-family-complex="Arial" style:font-family-generic-complex="roman" style:font-pitch-complex="variable" style:font-size-complex="9pt"/>
    </style:style>
    <style:style style:name="T12" style:family="text">
      <style:text-properties fo:color="#000000" fo:font-family="Arial" style:font-family-generic="roman" style:font-pitch="variable" fo:font-size="8pt" style:font-family-asian="Arial" style:font-family-generic-asian="roman" style:font-pitch-asian="variable" style:font-size-asian="8pt" style:font-family-complex="Arial" style:font-family-generic-complex="roman" style:font-pitch-complex="variable" style:font-size-complex="4.59999990463257pt"/>
    </style:style>
    <style:style style:name="T13" style:family="text">
      <style:text-properties fo:color="#000000" fo:font-size="8pt" style:font-size-asian="8pt" style:font-size-complex="4.59999990463257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541cm" svg:y1="8.052cm" svg:x2="8.59cm" svg:y2="8.019cm">
          <text:p text:style-name="P1"><text:span text:style-name="T1">1. Define Collection/Slice</text:span></text:p>
          <text:p text:style-name="P1"><text:span text:style-name="T1"/></text:p>
        </draw:line>
        <draw:rect draw:style-name="gr2" draw:text-style-name="P3" draw:layer="layout" svg:width="2.56cm" svg:height="0.761cm" svg:x="2.262cm" svg:y="2.3cm">
          <text:p text:style-name="P1"><text:span text:style-name="T2">NLSR</text:span></text:p>
        </draw:rect>
        <draw:rect draw:style-name="gr2" draw:text-style-name="P4" draw:layer="layout" svg:width="2.538cm" svg:height="1.264cm" svg:x="7.355cm" svg:y="2.3cm">
          <text:p text:style-name="P1"><text:span text:style-name="T3">REPO/</text:span></text:p>
          <text:p text:style-name="P1"><text:span text:style-name="T3">SYNC</text:span></text:p>
        </draw:rect>
        <draw:line draw:style-name="gr3" draw:text-style-name="P2" draw:layer="layout" svg:x1="8.724cm" svg:y1="8.343cm" svg:x2="13.743cm" svg:y2="8.343cm">
          <text:p text:style-name="P1"><text:span text:style-name="T1"/></text:p>
          <text:p text:style-name="P1"><text:span text:style-name="T1"/></text:p>
          <text:p text:style-name="P1"><text:span text:style-name="T1">2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rect draw:style-name="gr2" draw:text-style-name="P4" draw:layer="layout" svg:width="2.538cm" svg:height="1.264cm" svg:x="12.451cm" svg:y="2.3cm">
          <text:p text:style-name="P1"><text:span text:style-name="T3">REPO/</text:span></text:p>
          <text:p text:style-name="P1"><text:span text:style-name="T3">SYNC</text:span></text:p>
        </draw:rect>
        <draw:line draw:style-name="gr4" draw:text-style-name="P1" draw:layer="layout" svg:x1="13.722cm" svg:y1="3.663cm" svg:x2="13.722cm" svg:y2="23.335cm">
          <text:p/>
        </draw:line>
        <draw:frame draw:style-name="gr5" draw:text-style-name="P5" draw:layer="layout" svg:width="5.76cm" svg:height="0.625cm" svg:x="12.538cm" svg:y="21.867cm">
          <draw:text-box>
            <text:p><text:span text:style-name="T4">Unstable sync tree; needs update</text:span></text:p>
          </draw:text-box>
        </draw:frame>
        <draw:line draw:style-name="gr4" draw:text-style-name="P1" draw:layer="layout" svg:x1="8.63cm" svg:y1="3.574cm" svg:x2="8.621cm" svg:y2="23.466cm">
          <text:p/>
        </draw:line>
        <draw:line draw:style-name="gr6" draw:text-style-name="P2" draw:layer="layout" svg:x1="3.535cm" svg:y1="8.71cm" svg:x2="8.59cm" svg:y2="8.663cm">
          <text:p text:style-name="P1"><text:span text:style-name="T1">1.a. Reply</text:span></text:p>
          <text:p text:style-name="P1"><text:span text:style-name="T5"/></text:p>
        </draw:line>
        <draw:line draw:style-name="gr1" draw:text-style-name="P2" draw:layer="layout" svg:x1="3.602cm" svg:y1="10.453cm" svg:x2="8.611cm" svg:y2="10.412cm">
          <text:p text:style-name="P1"><text:span text:style-name="T1">4. Build and Store Named LSAs</text:span></text:p>
          <text:p text:style-name="P1"><text:span text:style-name="T1"/></text:p>
        </draw:line>
        <draw:line draw:style-name="gr6" draw:text-style-name="P2" draw:layer="layout" svg:x1="3.555cm" svg:y1="10.923cm" svg:x2="8.56cm" svg:y2="10.904cm">
          <text:p text:style-name="P1"><text:span text:style-name="T1">4.a. Reply</text:span></text:p>
          <text:p text:style-name="P1"><text:span text:style-name="T5"/></text:p>
        </draw:line>
        <draw:line draw:style-name="gr4" draw:text-style-name="P1" draw:layer="layout" svg:x1="18.822cm" svg:y1="9.596cm" svg:x2="18.798cm" svg:y2="23.707cm">
          <text:p/>
        </draw:line>
        <draw:line draw:style-name="gr6" draw:text-style-name="P2" draw:layer="layout" svg:x1="13.686cm" svg:y1="15.696cm" svg:x2="18.84cm" svg:y2="15.694cm">
          <text:p text:style-name="P1"><text:span text:style-name="T1">6. Define <text:s/>Collection/Slice</text:span></text:p>
          <text:p text:style-name="P1"><text:span text:style-name="T1"/></text:p>
        </draw:line>
        <draw:line draw:style-name="gr7" draw:text-style-name="P2" draw:layer="layout" svg:x1="13.773cm" svg:y1="16.135cm" svg:x2="18.859cm" svg:y2="16.19cm">
          <text:p text:style-name="P1"><text:span text:style-name="T1">6.a. Reply</text:span></text:p>
          <text:p text:style-name="P1"><text:span text:style-name="T1"/></text:p>
        </draw:line>
        <draw:line draw:style-name="gr8" draw:text-style-name="P3" draw:layer="layout" svg:x1="8.607cm" svg:y1="21.077cm" svg:x2="13.568cm" svg:y2="21.12cm">
          <text:p text:style-name="P1"><text:span text:style-name="T1">11. Root Advise Interest</text:span></text:p>
          <text:p text:style-name="P1"><text:span text:style-name="T1"/></text:p>
        </draw:line>
        <draw:line draw:style-name="gr3" draw:text-style-name="P2" draw:layer="layout" svg:x1="8.646cm" svg:y1="21.567cm" svg:x2="13.699cm" svg:y2="21.589cm">
          <text:p text:style-name="P1"><text:span text:style-name="T1"/></text:p>
          <text:p text:style-name="P1"><text:span text:style-name="T1"/></text:p>
          <text:p text:style-name="P1"><text:span text:style-name="T1">11.a. Root Advise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rect draw:style-name="gr9" draw:text-style-name="P3" draw:layer="layout" svg:width="7.704cm" svg:height="22.493cm" svg:x="2.218cm" svg:y="1.343cm">
          <text:p text:style-name="P1"><text:span text:style-name="T6">Casto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9" draw:text-style-name="P3" draw:layer="layout" svg:width="7.704cm" svg:height="22.532cm" svg:x="12.45cm" svg:y="1.363cm">
          <text:p text:style-name="P1"><text:span text:style-name="T6">Pollux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line draw:style-name="gr4" draw:text-style-name="P1" draw:layer="layout" svg:x1="3.52cm" svg:y1="3.081cm" svg:x2="3.52cm" svg:y2="23.465cm">
          <text:p/>
        </draw:line>
        <draw:line draw:style-name="gr10" draw:text-style-name="P2" draw:layer="layout" svg:x1="8.577cm" svg:y1="23.004cm" svg:x2="13.626cm" svg:y2="23.033cm">
          <text:p text:style-name="P1"><text:span text:style-name="T1">12. Content Interest</text:span></text:p>
          <text:p text:style-name="P1"><text:span text:style-name="T1"/></text:p>
        </draw:line>
        <draw:line draw:style-name="gr7" draw:text-style-name="P2" draw:layer="layout" svg:x1="8.63cm" svg:y1="23.417cm" svg:x2="13.679cm" svg:y2="23.417cm">
          <text:p text:style-name="P1"><text:span text:style-name="T1">12.a. Reply</text:span></text:p>
          <text:p text:style-name="P1"><text:span text:style-name="T1"/></text:p>
        </draw:line>
        <draw:frame draw:style-name="gr5" draw:text-style-name="P5" draw:layer="layout" svg:width="2.645cm" svg:height="0.625cm" svg:x="6.515cm" svg:y="11.171cm">
          <draw:text-box>
            <text:p><text:span text:style-name="T4">Stable sync </text:span></text:p>
          </draw:text-box>
        </draw:frame>
        <draw:frame draw:style-name="gr11" draw:text-style-name="P6" draw:layer="layout" svg:width="5.994cm" svg:height="3.068cm" svg:x="2.213cm" svg:y="3.58cm">
          <draw:text-box>
            <text:p><text:span text:style-name="T7">- Reads configuration file</text:span></text:p>
            <text:p><text:span text:style-name="T7"><text:s text:c="4"/></text:span><text:span text:style-name="T7">- Build Adjacency list ( ADL)</text:span></text:p>
            <text:p><text:span text:style-name="T7"><text:s text:c="4"/></text:span><text:span text:style-name="T7">- Build Name Prefix Table (NPT)</text:span></text:p>
            <text:p><text:span text:style-name="T7"><text:s text:c="4"/></text:span><text:span text:style-name="T7">- Initialize configuration variables</text:span></text:p>
            <text:p><text:span text:style-name="T7">- Connect to cccnd a</text:span><text:span text:style-name="T8">dd 'nlsr' agent to ccnd</text:span></text:p>
            <text:p><text:span text:style-name="T7">- Register router name prefix to ccnd</text:span></text:p>
            <text:p><text:span text:style-name="T7">- Create routes and faces for all neighbors in ADL for two name prefix ( neighbor router name and topo prefix)</text:span></text:p>
          </draw:text-box>
        </draw:frame>
        <draw:line draw:style-name="gr3" draw:text-style-name="P2" draw:layer="layout" svg:x1="3.496cm" svg:y1="13.761cm" svg:x2="18.852cm" svg:y2="13.808cm">
          <text:p text:style-name="P1"><text:span text:style-name="T1"/></text:p>
          <text:p text:style-name="P1"><text:span text:style-name="T1"/></text:p>
          <text:p text:style-name="P1"><text:span text:style-name="T1">4. Info Interest in name </text:span><text:span text:style-name="T9">/ndn/memphis.edu/cs/pollux/ndn/memphis.edu/cs/castor</text:span><text:span text:style-name="T1"> <text:s/>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8" draw:text-style-name="P3" draw:layer="layout" svg:x1="3.585cm" svg:y1="14.265cm" svg:x2="18.761cm" svg:y2="14.347cm">
          <text:p text:style-name="P1"><text:span text:style-name="T1">4.a. Reply</text:span></text:p>
          <text:p text:style-name="P1"><text:span text:style-name="T1"/></text:p>
        </draw:line>
        <draw:line draw:style-name="gr1" draw:text-style-name="P2" draw:layer="layout" svg:x1="3.503cm" svg:y1="14.953cm" svg:x2="8.604cm" svg:y2="14.958cm">
          <text:p text:style-name="P1"><text:span text:style-name="T1">5. Store Adjacency LSAs</text:span></text:p>
          <text:p text:style-name="P1"><text:span text:style-name="T1"/></text:p>
        </draw:line>
        <draw:line draw:style-name="gr6" draw:text-style-name="P2" draw:layer="layout" svg:x1="3.555cm" svg:y1="15.49cm" svg:x2="8.571cm" svg:y2="15.491cm">
          <text:p text:style-name="P1"><text:span text:style-name="T1">5.a. Reply</text:span></text:p>
          <text:p text:style-name="P1"><text:span text:style-name="T5"/></text:p>
        </draw:line>
        <draw:line draw:style-name="gr6" draw:text-style-name="P2" draw:layer="layout" svg:x1="13.706cm" svg:y1="20.113cm" svg:x2="18.763cm" svg:y2="20.146cm">
          <text:p text:style-name="P1"><text:span text:style-name="T1">10. Store Adjacency <text:s/>LSAs</text:span></text:p>
          <text:p text:style-name="P1"><text:span text:style-name="T1"/></text:p>
        </draw:line>
        <draw:line draw:style-name="gr7" draw:text-style-name="P2" draw:layer="layout" svg:x1="13.774cm" svg:y1="20.635cm" svg:x2="18.86cm" svg:y2="20.69cm">
          <text:p text:style-name="P1"><text:span text:style-name="T1">10.a. Reply</text:span></text:p>
          <text:p text:style-name="P1"><text:span text:style-name="T1"/></text:p>
        </draw:line>
        <draw:frame draw:style-name="gr5" draw:text-style-name="P5" draw:layer="layout" svg:width="2.645cm" svg:height="0.625cm" svg:x="6.216cm" svg:y="15.772cm">
          <draw:text-box>
            <text:p><text:span text:style-name="T4">Stable sync </text:span></text:p>
          </draw:text-box>
        </draw:frame>
        <draw:line draw:style-name="gr12" draw:text-style-name="P2" draw:layer="layout" svg:x1="3.496cm" svg:y1="18.861cm" svg:x2="18.852cm" svg:y2="18.908cm">
          <text:p text:style-name="P1"><text:span text:style-name="T1"/></text:p>
          <text:p text:style-name="P1"><text:span text:style-name="T1"/></text:p>
          <text:p text:style-name="P1"><text:span text:style-name="T1">9. Info Interest in name </text:span><text:span text:style-name="T10">/ndn/memphis.edu/cs/castor/ndn/memphis.edu/cs/pollux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3" draw:text-style-name="P3" draw:layer="layout" svg:x1="3.585cm" svg:y1="19.365cm" svg:x2="18.761cm" svg:y2="19.447cm">
          <text:p text:style-name="P1"><text:span text:style-name="T1">9.a. Reply</text:span></text:p>
          <text:p text:style-name="P1"><text:span text:style-name="T1"/></text:p>
        </draw:line>
        <draw:rect draw:style-name="gr2" draw:text-style-name="P3" draw:layer="layout" svg:width="2.56cm" svg:height="0.761cm" svg:x="17.331cm" svg:y="8.807cm">
          <text:p text:style-name="P1"><text:span text:style-name="T2">NLSR</text:span></text:p>
        </draw:rect>
        <draw:line draw:style-name="gr6" draw:text-style-name="P2" draw:layer="layout" svg:x1="13.706cm" svg:y1="17.914cm" svg:x2="18.763cm" svg:y2="17.947cm">
          <text:p text:style-name="P1"><text:span text:style-name="T1">8. Build and Store Named LSAs</text:span></text:p>
          <text:p text:style-name="P1"><text:span text:style-name="T1"/></text:p>
        </draw:line>
        <draw:line draw:style-name="gr7" draw:text-style-name="P2" draw:layer="layout" svg:x1="13.774cm" svg:y1="18.436cm" svg:x2="18.86cm" svg:y2="18.491cm">
          <text:p text:style-name="P1"><text:span text:style-name="T1">8.a. Reply</text:span></text:p>
          <text:p text:style-name="P1"><text:span text:style-name="T1"/></text:p>
        </draw:line>
        <draw:frame draw:style-name="gr11" draw:text-style-name="P7" draw:layer="layout" svg:width="5.994cm" svg:height="3.154cm" svg:x="14.136cm" svg:y="9.724cm">
          <draw:text-box>
            <text:p><text:span text:style-name="T11">- Reads configuration file</text:span></text:p>
            <text:p><text:span text:style-name="T12"><text:s text:c="4"/></text:span><text:span text:style-name="T12">- Build Adjacency list ( ADL)</text:span></text:p>
            <text:p><text:span text:style-name="T12"><text:s text:c="4"/></text:span><text:span text:style-name="T12">- Build Name Prefix Table (NPT)</text:span></text:p>
            <text:p><text:span text:style-name="T12"><text:s text:c="4"/></text:span><text:span text:style-name="T12">- Initialize configuration variables</text:span></text:p>
            <text:p><text:span text:style-name="T12">- Connect to cccnd add 'nlsr' agent to ccnd</text:span></text:p>
            <text:p><text:span text:style-name="T11">- Register router name prefix to ccnd</text:span></text:p>
            <text:p><text:span text:style-name="T12">- Create routes and faces for all neighbors </text:span><text:span text:style-name="T13">in ADL for two name prefix ( neighbor router name and topo prefix)</text:span></text:p>
          </draw:text-box>
        </draw:frame>
        <draw:line draw:style-name="gr14" draw:text-style-name="P2" draw:layer="layout" svg:x1="3.624cm" svg:y1="9.412cm" svg:x2="8.643cm" svg:y2="9.412cm">
          <text:p text:style-name="P1"><text:span text:style-name="T1"/></text:p>
          <text:p text:style-name="P1"><text:span text:style-name="T1"/></text:p>
          <text:p text:style-name="P1"><text:span text:style-name="T1">3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line draw:style-name="gr15" draw:text-style-name="P2" draw:layer="layout" svg:x1="13.775cm" svg:y1="16.84cm" svg:x2="18.794cm" svg:y2="16.87cm">
          <text:p text:style-name="P1"><text:span text:style-name="T1"/></text:p>
          <text:p text:style-name="P1"><text:span text:style-name="T1"/></text:p>
          <text:p text:style-name="P1"><text:span text:style-name="T1">7. Register Sync Callback</text:span></text:p>
          <text:p text:style-name="P1"><text:span text:style-name="T1">function</text:span></text:p>
          <text:p text:style-name="P1"><text:span text:style-name="T1"/></text:p>
          <text:p text:style-name="P1"><text:span text:style-name="T1"/></text:p>
        </draw:line>
        <draw:frame draw:style-name="gr16" draw:text-style-name="P9" draw:layer="layout" svg:width="10.392cm" svg:height="0.896cm" svg:x="6.232cm" svg:y="24.221cm">
          <draw:text-box>
            <text:p text:style-name="P8"><text:span text:style-name="T14">All dotted lines show <text:s/>periodic messages</text:span></text:p>
          </draw:text-box>
        </draw:frame>
        <draw:frame draw:style-name="gr17" draw:text-style-name="P10" draw:layer="layout" svg:width="5.145cm" svg:height="0.665cm" svg:x="3.487cm" svg:y="1.382cm">
          <draw:text-box>
            <text:p text:style-name="P10"><text:span text:style-name="T1">/ndn/memphis.edu/cs/castor</text:span></text:p>
          </draw:text-box>
        </draw:frame>
        <draw:frame draw:style-name="gr17" draw:text-style-name="P10" draw:layer="layout" svg:width="5.145cm" svg:height="0.665cm" svg:x="13.888cm" svg:y="1.483cm">
          <draw:text-box>
            <text:p text:style-name="P10"><text:span text:style-name="T1">/ndn/memphis.edu/cs/pollux</text:span></text:p>
          </draw:text-box>
        </draw:frame>
      </draw:page>
      <draw:page draw:name="page2" draw:style-name="dp1" draw:master-page-name="Default">
        <draw:rect draw:style-name="gr18" draw:text-style-name="P1" draw:layer="layout" svg:width="2.56cm" svg:height="1.284cm" svg:x="2.261cm" svg:y="3.499cm">
          <text:p text:style-name="P1">NLSR</text:p>
        </draw:rect>
        <draw:rect draw:style-name="gr18" draw:text-style-name="P4" draw:layer="layout" svg:width="2.538cm" svg:height="1.264cm" svg:x="7.354cm" svg:y="3.499cm">
          <text:p text:style-name="P1"><text:span text:style-name="T3">REPO/</text:span></text:p>
          <text:p text:style-name="P1"><text:span text:style-name="T3">SYNC</text:span></text:p>
        </draw:rect>
        <draw:rect draw:style-name="gr18" draw:text-style-name="P4" draw:layer="layout" svg:width="2.538cm" svg:height="1.264cm" svg:x="12.45cm" svg:y="3.499cm">
          <text:p text:style-name="P1"><text:span text:style-name="T3">REPO/</text:span></text:p>
          <text:p text:style-name="P1"><text:span text:style-name="T3">SYNC</text:span></text:p>
        </draw:rect>
        <draw:line draw:style-name="gr19" draw:text-style-name="P1" draw:layer="layout" svg:x1="13.721cm" svg:y1="4.762cm" svg:x2="13.721cm" svg:y2="19.61cm">
          <text:p/>
        </draw:line>
        <draw:line draw:style-name="gr19" draw:text-style-name="P1" draw:layer="layout" svg:x1="8.62cm" svg:y1="4.861cm" svg:x2="8.62cm" svg:y2="19.709cm">
          <text:p/>
        </draw:line>
        <draw:line draw:style-name="gr19" draw:text-style-name="P1" draw:layer="layout" svg:x1="18.792cm" svg:y1="4.823cm" svg:x2="18.8cm" svg:y2="19.61cm">
          <text:p/>
        </draw:line>
        <draw:rect draw:style-name="gr20" draw:text-style-name="P1" draw:layer="layout" svg:width="7.704cm" svg:height="17.781cm" svg:x="2.217cm" svg:y="2.295cm">
          <text:p text:style-name="P1"><text:span text:style-name="T15">Castor</text:span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20" draw:text-style-name="P1" draw:layer="layout" svg:width="7.704cm" svg:height="17.781cm" svg:x="12.449cm" svg:y="2.294cm">
          <text:p text:style-name="P1"><text:span text:style-name="T15">Pollux</text:span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><text:span text:style-name="T15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line draw:style-name="gr19" draw:text-style-name="P1" draw:layer="layout" svg:x1="3.519cm" svg:y1="4.86cm" svg:x2="3.519cm" svg:y2="19.708cm">
          <text:p/>
        </draw:line>
        <draw:rect draw:style-name="gr18" draw:text-style-name="P1" draw:layer="layout" svg:width="2.56cm" svg:height="1.284cm" svg:x="17.474cm" svg:y="3.498cm">
          <text:p text:style-name="P1">NLSR</text:p>
        </draw:rect>
        <draw:frame draw:style-name="gr5" draw:text-style-name="P5" draw:layer="layout" svg:width="2.953cm" svg:height="0.625cm" svg:x="12.518cm" svg:y="10.661cm">
          <draw:text-box>
            <text:p><text:span text:style-name="T4">Stable sync tree</text:span></text:p>
          </draw:text-box>
        </draw:frame>
        <draw:line draw:style-name="gr7" draw:text-style-name="P2" draw:layer="layout" svg:x1="8.571cm" svg:y1="5.228cm" svg:x2="13.725cm" svg:y2="5.267cm">
          <text:p text:style-name="P1"><text:span text:style-name="T1"/></text:p>
          <text:p text:style-name="P1"><text:span text:style-name="T1"/></text:p>
          <text:p text:style-name="P1"><text:span text:style-name="T1">13. Content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8.605cm" svg:y1="5.674cm" svg:x2="13.686cm" svg:y2="5.718cm">
          <text:p text:style-name="P1"><text:span text:style-name="T1">13.a. Reply</text:span></text:p>
          <text:p text:style-name="P1"><text:span text:style-name="T1"/></text:p>
        </draw:line>
        <draw:frame draw:style-name="gr21" draw:text-style-name="P5" draw:layer="layout" svg:width="2.953cm" svg:height="0.626cm" svg:x="6.997cm" svg:y="19.354cm">
          <draw:text-box>
            <text:p><text:span text:style-name="T4">Stable sync tree</text:span></text:p>
          </draw:text-box>
        </draw:frame>
        <draw:frame draw:style-name="gr16" draw:text-style-name="P9" draw:layer="layout" svg:width="10.392cm" svg:height="0.896cm" svg:x="6.232cm" svg:y="20.121cm">
          <draw:text-box>
            <text:p text:style-name="P8"><text:span text:style-name="T14">All dotted lines show <text:s/>periodic messages</text:span></text:p>
          </draw:text-box>
        </draw:frame>
        <draw:line draw:style-name="gr7" draw:text-style-name="P2" draw:layer="layout" svg:x1="13.67cm" svg:y1="6.004cm" svg:x2="18.824cm" svg:y2="6.043cm">
          <text:p text:style-name="P1"><text:span text:style-name="T1"/></text:p>
          <text:p text:style-name="P1"><text:span text:style-name="T1"/></text:p>
          <text:p text:style-name="P1"><text:span text:style-name="T1">14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0" draw:text-style-name="P3" draw:layer="layout" svg:x1="13.705cm" svg:y1="6.657cm" svg:x2="18.786cm" svg:y2="6.701cm">
          <text:p text:style-name="P1"><text:span text:style-name="T1">15. Request for Content</text:span></text:p>
          <text:p text:style-name="P1"><text:span text:style-name="T1"/></text:p>
        </draw:line>
        <draw:line draw:style-name="gr7" draw:text-style-name="P2" draw:layer="layout" svg:x1="13.669cm" svg:y1="7.174cm" svg:x2="18.823cm" svg:y2="7.213cm">
          <text:p text:style-name="P1"><text:span text:style-name="T1"/></text:p>
          <text:p text:style-name="P1"><text:span text:style-name="T1"/></text:p>
          <text:p text:style-name="P1"><text:span text:style-name="T1">15 a. Content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frame draw:style-name="gr22" draw:text-style-name="P7" draw:layer="layout" svg:width="5.994cm" svg:height="3.099cm" svg:x="14.112cm" svg:y="7.38cm">
          <draw:text-box>
            <text:p><text:span text:style-name="T16">15.b </text:span></text:p>
            <text:p><text:span text:style-name="T16">i) install LSA into lsdb</text:span></text:p>
            <text:p><text:span text:style-name="T16">ii) if LSA is name LSA then update name prefix table (NPT) and FIB</text:span></text:p>
            <text:p><text:span text:style-name="T16">ii) If LSA is Adj LSA and there is change in LSDB then calculate routing table, update <text:s/>NPT and FIB</text:span></text:p>
            <text:p><text:span text:style-name="T16"><text:s/></text:span></text:p>
          </draw:text-box>
        </draw:frame>
        <draw:line draw:style-name="gr10" draw:text-style-name="P3" draw:layer="layout" svg:x1="3.505cm" svg:y1="7.857cm" svg:x2="8.586cm" svg:y2="7.901cm">
          <text:p text:style-name="P1"><text:span text:style-name="T1"/></text:p>
          <text:p text:style-name="P1"><text:span text:style-name="T1"/></text:p>
          <text:p text:style-name="P1"><text:span text:style-name="T1">16. Sync Callback Notifica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7" draw:text-style-name="P2" draw:layer="layout" svg:x1="3.47cm" svg:y1="8.404cm" svg:x2="8.624cm" svg:y2="8.443cm">
          <text:p text:style-name="P1"><text:span text:style-name="T1">17. Request for Content</text:span></text:p>
          <text:p text:style-name="P1"><text:span text:style-name="T1"/></text:p>
        </draw:line>
        <draw:line draw:style-name="gr10" draw:text-style-name="P3" draw:layer="layout" svg:x1="3.505cm" svg:y1="8.857cm" svg:x2="8.586cm" svg:y2="8.901cm">
          <text:p text:style-name="P1"><text:span text:style-name="T1">17.a. Content Reply</text:span></text:p>
          <text:p text:style-name="P1"><text:span text:style-name="T1"/></text:p>
        </draw:line>
        <draw:frame draw:style-name="gr22" draw:text-style-name="P7" draw:layer="layout" svg:width="5.994cm" svg:height="3.099cm" svg:x="2.211cm" svg:y="9.18cm">
          <draw:text-box>
            <text:p><text:span text:style-name="T16">17.b </text:span></text:p>
            <text:p><text:span text:style-name="T16">i) install LSA into lsdb</text:span></text:p>
            <text:p><text:span text:style-name="T16">ii) if LSA is name LSA then update name prefix table (NPT) and FIB</text:span></text:p>
            <text:p><text:span text:style-name="T16">ii) If LSA is Adj LSA and there is change in LSDB then calculate routing table, update <text:s/>NPT and FIB</text:span></text:p>
            <text:p><text:span text:style-name="T16"><text:s/></text:span></text:p>
          </draw:text-box>
        </draw:frame>
        <draw:frame draw:style-name="gr5" draw:text-style-name="P5" draw:layer="layout" svg:width="2.953cm" svg:height="0.625cm" svg:x="6.918cm" svg:y="12.561cm">
          <draw:text-box>
            <text:p><text:span text:style-name="T4">Stable sync tr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0T10:04:44.47</meta:creation-date>
    <dc:date>2013-02-08T09:14:00</dc:date>
    <meta:editing-duration>P1DT5H34M42S</meta:editing-duration>
    <meta:editing-cycles>26</meta:editing-cycles>
    <meta:generator>OpenOffice.org/3.4$Unix OpenOffice.org_project/340m1$Build-9590</meta:generator>
    <dc:creator>A K M Mahmudul Hoque</dc:creator>
    <meta:document-statistic meta:object-count="65"/>
  </office:meta>
</office:document-meta>
</file>